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E0000017724E6D1905DEBBA8F.png" manifest:media-type="image/png"/>
  <manifest:file-entry manifest:full-path="Pictures/10000201000001D00000015DD0697AC1641DD678.png" manifest:media-type="image/png"/>
  <manifest:file-entry manifest:full-path="Pictures/10000201000001D2000001BE4743133BEEFF338A.png" manifest:media-type="image/png"/>
  <manifest:file-entry manifest:full-path="Pictures/100002010000031D0000012EA9A69F095A6C1B13.png" manifest:media-type="image/png"/>
  <manifest:file-entry manifest:full-path="Pictures/10000201000001D400000183605C17EB906D7993.png" manifest:media-type="image/png"/>
  <manifest:file-entry manifest:full-path="Pictures/10000201000003270000017DC901C6260E934F96.png" manifest:media-type="image/png"/>
  <manifest:file-entry manifest:full-path="Pictures/10000201000002DF0000007A8E261EB5ECCBFF59.png" manifest:media-type="image/png"/>
  <manifest:file-entry manifest:full-path="Pictures/100002010000029A00000244B2F2D9DE8CD52253.png" manifest:media-type="image/png"/>
  <manifest:file-entry manifest:full-path="Pictures/100002010000010F0000001738C8B12019AD6D61.png" manifest:media-type="image/png"/>
  <manifest:file-entry manifest:full-path="Pictures/1000020100000297000002C3A2ED8C8D56B1B8CF.png" manifest:media-type="image/png"/>
  <manifest:file-entry manifest:full-path="Pictures/10000201000003BC0000012409DB27F00B0D5266.png" manifest:media-type="image/png"/>
  <manifest:file-entry manifest:full-path="Pictures/10000201000001D2000001362B8A5470EDC1E150.png" manifest:media-type="image/png"/>
  <manifest:file-entry manifest:full-path="Pictures/10000201000003BB0000022D4123F6A2097B6D53.png" manifest:media-type="image/png"/>
  <manifest:file-entry manifest:full-path="Pictures/10000201000001CF000000B24704B50CB006A4F7.png" manifest:media-type="image/png"/>
  <manifest:file-entry manifest:full-path="Pictures/10000201000001CB00000131C435AF71B7E7056B.png" manifest:media-type="image/png"/>
  <manifest:file-entry manifest:full-path="Pictures/10000201000000E8000000138DF6EDEE14E36D81.png" manifest:media-type="image/png"/>
  <manifest:file-entry manifest:full-path="Pictures/10000201000001BF00000139015BD2CBF6FBE4D2.png" manifest:media-type="image/png"/>
  <manifest:file-entry manifest:full-path="Pictures/10000201000001C0000000D9503C9F2D1499F06B.png" manifest:media-type="image/png"/>
  <manifest:file-entry manifest:full-path="Pictures/10000201000001CC0000024204E450748F2DEE73.png" manifest:media-type="image/png"/>
  <manifest:file-entry manifest:full-path="Pictures/100002010000029800000129403365859CEDDA70.png" manifest:media-type="image/png"/>
  <manifest:file-entry manifest:full-path="Pictures/10000201000001BE000000D11875AF8DC16C5039.png" manifest:media-type="image/png"/>
  <manifest:file-entry manifest:full-path="Pictures/10000201000002E30000007E6AE448F02084C93F.png" manifest:media-type="image/png"/>
  <manifest:file-entry manifest:full-path="Pictures/10000201000001F10000002190281452FE2FD0C1.png" manifest:media-type="image/png"/>
  <manifest:file-entry manifest:full-path="Pictures/10000201000001B3000001AC930A67835536C2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2787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7.4252in" svg:height="2.2673in" draw:z-index="0"><draw:image xlink:href="Pictures/10000201000003BC0000012409DB27F00B0D5266.png" xlink:type="simple" xlink:show="embed" xlink:actuate="onLoad" loext:mime-type="image/x-vclgraphic"/></draw:frame><draw:frame draw:style-name="fr2" draw:name="Image2" text:anchor-type="paragraph" svg:x="0.0693in" svg:y="2.4335in" svg:width="7.4252in" svg:height="4.3307in" draw:z-index="1"><draw:image xlink:href="Pictures/10000201000003BB0000022D4123F6A2097B6D53.png" xlink:type="simple" xlink:show="embed" xlink:actuate="onLoad" loext:mime-type="image/x-vclgraphic"/></draw:frame></text:p>
      <text:p text:style-name="Standard"/>
      <text:p text:style-name="Standard"/>
      <text:p text:style-name="Standard"><draw:frame draw:style-name="fr3" draw:name="Image3" text:anchor-type="paragraph" svg:width="6.9374in" svg:height="6.0417in" draw:z-index="2"><draw:image xlink:href="Pictures/100002010000029A00000244B2F2D9DE8CD52253.png" xlink:type="simple" xlink:show="embed" xlink:actuate="onLoad" loext:mime-type="image/x-vclgraphic"/></draw:frame><draw:frame draw:style-name="fr2" draw:name="Image4" text:anchor-type="paragraph" svg:x="0.2598in" svg:y="6.1638in" svg:width="6.9063in" svg:height="7.3646in" draw:z-index="3"><draw:image xlink:href="Pictures/1000020100000297000002C3A2ED8C8D56B1B8CF.png" xlink:type="simple" xlink:show="embed" xlink:actuate="onLoad" loext:mime-type="image/x-vclgraphic"/></draw:frame><text:soft-page-break/></text:p>
      <text:p text:style-name="Standard"/>
      <text:p text:style-name="Standard"><text:soft-page-break/></text:p>
      <text:p text:style-name="Standard"><draw:frame draw:style-name="fr3" draw:name="Image5" text:anchor-type="paragraph" svg:width="6.9165in" svg:height="3.0937in" draw:z-index="4"><draw:image xlink:href="Pictures/100002010000029800000129403365859CEDDA70.png" xlink:type="simple" xlink:show="embed" xlink:actuate="onLoad" loext:mime-type="image/x-vclgraphic"/></draw:frame></text:p>
      <text:p text:style-name="Standard"><draw:frame draw:style-name="fr2" draw:name="Image6" text:anchor-type="paragraph" svg:x="0.3272in" svg:y="0.1055in" svg:width="7.0236in" svg:height="8.8256in" draw:z-index="5"><draw:image xlink:href="Pictures/10000201000001CC0000024204E450748F2DEE73.png" xlink:type="simple" xlink:show="embed" xlink:actuate="onLoad" loext:mime-type="image/x-vclgraphic"/></draw:frame></text:p>
      <text:p text:style-name="Standard"><draw:frame draw:style-name="fr4" draw:name="Image7" text:anchor-type="paragraph" svg:width="7.5409in" svg:height="2.8984in" draw:z-index="6"><draw:image xlink:href="Pictures/10000201000001CF000000B24704B50CB006A4F7.png" xlink:type="simple" xlink:show="embed" xlink:actuate="onLoad" loext:mime-type="image/x-vclgraphic"/></draw:frame><draw:frame draw:style-name="fr2" draw:name="Image8" text:anchor-type="paragraph" svg:x="-0.1362in" svg:y="2.898in" svg:width="7.5902in" svg:height="5.0437in" draw:z-index="7"><draw:image xlink:href="Pictures/10000201000001CB00000131C435AF71B7E7056B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9" text:anchor-type="paragraph" svg:x="0.65in" svg:y="0.0965in" svg:width="6.6457in" svg:height="0.5634in" draw:z-index="8"><draw:image xlink:href="Pictures/100002010000010F0000001738C8B12019AD6D61.png" xlink:type="simple" xlink:show="embed" xlink:actuate="onLoad" loext:mime-type="image/x-vclgraphic"/></draw:frame><draw:frame draw:style-name="fr2" draw:name="Image10" text:anchor-type="paragraph" svg:x="-0.0008in" svg:y="0.6654in" svg:width="7.5311in" svg:height="5.2728in" draw:z-index="9"><draw:image xlink:href="Pictures/10000201000001BF00000139015BD2CBF6FBE4D2.png" xlink:type="simple" xlink:show="embed" xlink:actuate="onLoad" loext:mime-type="image/x-vclgraphic"/></draw:frame><draw:frame draw:style-name="fr2" draw:name="Image11" text:anchor-type="paragraph" svg:x="0.3228in" svg:y="5.9374in" svg:width="3.7382in" svg:height="0.3055in" draw:z-index="10"><draw:image xlink:href="Pictures/10000201000000E8000000138DF6EDEE14E36D81.png" xlink:type="simple" xlink:show="embed" xlink:actuate="onLoad" loext:mime-type="image/x-vclgraphic"/></draw:frame><text:soft-page-break/></text:p>
      <text:p text:style-name="Standard"/>
      <text:p text:style-name="Standard"><draw:frame draw:style-name="fr2" draw:name="Image12" text:anchor-type="paragraph" svg:x="0.0598in" svg:y="0.0646in" svg:width="7.45in" svg:height="3.6083in" draw:z-index="11"><draw:image xlink:href="Pictures/10000201000001C0000000D9503C9F2D1499F06B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3" text:anchor-type="paragraph" svg:x="0.0819in" svg:y="0.2807in" svg:width="7.4618in" svg:height="3.4965in" draw:z-index="12"><draw:image xlink:href="Pictures/10000201000001BE000000D11875AF8DC16C5039.png" xlink:type="simple" xlink:show="embed" xlink:actuate="onLoad" loext:mime-type="image/x-vclgraphic"/></draw:frame><text:soft-page-break/></text:p>
      <text:p text:style-name="Standard"><draw:frame draw:style-name="fr2" draw:name="Image14" text:anchor-type="paragraph" svg:x="0.3146in" svg:y="3.5846in" svg:width="5.1772in" svg:height="0.3437in" draw:z-index="13"><draw:image xlink:href="Pictures/10000201000001F10000002190281452FE2FD0C1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<draw:frame draw:style-name="fr2" draw:name="Image15" text:anchor-type="paragraph" svg:x="-0.0008in" svg:y="0in" svg:width="7.4252in" svg:height="1.2654in" draw:z-index="14"><draw:image xlink:href="Pictures/10000201000002E30000007E6AE448F02084C93F.png" xlink:type="simple" xlink:show="embed" xlink:actuate="onLoad" loext:mime-type="image/x-vclgraphic"/></draw:frame><draw:frame draw:style-name="fr2" draw:name="Image16" text:anchor-type="paragraph" svg:x="-0.0272in" svg:y="1.378in" svg:width="7.5307in" svg:height="7.4091in" draw:z-index="15"><draw:image xlink:href="Pictures/10000201000001B3000001AC930A67835536C2F2.png" xlink:type="simple" xlink:show="embed" xlink:actuate="onLoad" loext:mime-type="image/x-vclgraphic"/></draw:frame></text:p>
      <text:p text:style-name="Standard"/>
      <text:p text:style-name="Standard"/>
      <text:p text:style-name="Standard"><draw:frame draw:style-name="fr1" draw:name="Image17" text:anchor-type="paragraph" svg:width="7.4252in" svg:height="1.2319in" draw:z-index="16"><draw:image xlink:href="Pictures/10000201000002DF0000007A8E261EB5ECCBFF59.png" xlink:type="simple" xlink:show="embed" xlink:actuate="onLoad" loext:mime-type="image/x-vclgraphic"/></draw:frame><text:soft-page-break/></text:p>
      <text:p text:style-name="Standard"/>
      <text:p text:style-name="Standard"><draw:frame draw:style-name="fr1" draw:name="Image18" text:anchor-type="paragraph" svg:width="7.4252in" svg:height="2.8134in" draw:z-index="17"><draw:image xlink:href="Pictures/100002010000031D0000012EA9A69F095A6C1B13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<draw:frame draw:style-name="fr1" draw:name="Image19" text:anchor-type="paragraph" svg:width="7.4252in" svg:height="3.5047in" draw:z-index="18"><draw:image xlink:href="Pictures/10000201000003270000017DC901C6260E934F96.png" xlink:type="simple" xlink:show="embed" xlink:actuate="onLoad" loext:mime-type="image/x-vclgraphic"/></draw:frame><draw:frame draw:style-name="fr2" draw:name="Image20" text:anchor-type="paragraph" svg:x="0.1154in" svg:y="3.6in" svg:width="7.2598in" svg:height="4.8291in" draw:z-index="19"><draw:image xlink:href="Pictures/10000201000001D2000001362B8A5470EDC1E150.png" xlink:type="simple" xlink:show="embed" xlink:actuate="onLoad" loext:mime-type="image/x-vclgraphic"/></draw:frame></text:p>
      <text:p text:style-name="Standard"><draw:frame draw:style-name="fr2" draw:name="Image21" text:anchor-type="paragraph" svg:x="0.1791in" svg:y="0in" svg:width="7.372in" svg:height="7.0555in" draw:z-index="20"><draw:image xlink:href="Pictures/10000201000001D2000001BE4743133BEEFF338A.png" xlink:type="simple" xlink:show="embed" xlink:actuate="onLoad" loext:mime-type="image/x-vclgraphic"/></draw:frame><draw:frame draw:style-name="fr2" draw:name="Image22" text:anchor-type="paragraph" svg:x="0.1791in" svg:y="7.0547in" svg:width="7.3571in" svg:height="5.5335in" draw:z-index="21"><draw:image xlink:href="Pictures/10000201000001D00000015DD0697AC1641DD678.png" xlink:type="simple" xlink:show="embed" xlink:actuate="onLoad" loext:mime-type="image/x-vclgraphic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Image23" text:anchor-type="paragraph" svg:x="-0.1508in" svg:y="0in" svg:width="7.7661in" svg:height="6.4217in" draw:z-index="22"><draw:image xlink:href="Pictures/10000201000001D400000183605C17EB906D7993.png" xlink:type="simple" xlink:show="embed" xlink:actuate="onLoad" loext:mime-type="image/x-vclgraphic"/></draw:frame><draw:frame draw:style-name="fr2" draw:name="Image24" text:anchor-type="paragraph" svg:x="-0.2008in" svg:y="6.4902in" svg:width="7.8362in" svg:height="6.3602in" draw:z-index="23"><draw:image xlink:href="Pictures/10000201000001CE0000017724E6D1905DEBBA8F.png" xlink:type="simple" xlink:show="embed" xlink:actuate="onLoad" loext:mime-type="image/x-vclgraphic"/></draw:frame></text:p>
      <text:p text:style-name="Standard"/>
      <text:p text:style-name="Standard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9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0:09:09.672978124</meta:creation-date>
    <dc:date>2019-08-23T10:35:11.423895655</dc:date>
    <meta:editing-duration>PT26M</meta:editing-duration>
    <meta:editing-cycles>8</meta:editing-cycles>
    <meta:generator>LibreOffice/6.0.7.3$Linux_X86_64 LibreOffice_project/00m0$Build-3</meta:generator>
    <meta:document-statistic meta:table-count="0" meta:image-count="24" meta:object-count="0" meta:page-count="9" meta:paragraph-count="0" meta:word-count="0" meta:character-count="0" meta:non-whitespace-character-count="0"/>
  </office:meta>
</office:document-meta>
</file>